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ext-properties fo:color="#999999" fo:font-size="10pt" style:font-size-asian="10pt" style:font-size-complex="10pt"/>
    </style:style>
    <style:style style:name="ce3" style:family="table-cell" style:parent-style-name="Default">
      <style:table-cell-properties fo:background-color="#81d41a"/>
      <style:text-properties fo:font-size="10pt" style:font-size-asian="10pt" style:font-size-complex="10pt"/>
    </style:style>
    <style:style style:name="ce6" style:family="table-cell" style:parent-style-name="Default" style:data-style-name="N70">
      <style:table-cell-properties fo:background-color="#81d41a"/>
      <style:text-properties fo:font-size="10pt" style:font-size-asian="10pt" style:font-size-complex="10pt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Helvetic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none" style:country-asian="none" style:font-style-asian="normal" style:font-weight-asian="normal" style:font-name-complex="Helvetic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70">
      <style:text-properties fo:font-size="10pt" style:font-size-asian="10pt" style:font-size-complex="10pt"/>
    </style:style>
    <style:style style:name="ce9" style:family="table-cell" style:parent-style-name="Default" style:data-style-name="N70">
      <style:text-properties fo:color="#999999" fo:font-size="10pt" style:font-size-asian="10pt" style:font-size-complex="10pt"/>
    </style:style>
    <style:style style:name="ce17" style:family="table-cell" style:parent-style-name="Default" style:data-style-name="N37"/>
    <style:style style:name="ce10" style:family="table-cell" style:parent-style-name="Default" style:data-style-name="N0">
      <style:text-properties fo:font-size="10pt" style:font-size-asian="10pt" style:font-size-complex="10pt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2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4" table:default-cell-style-name="ce1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SUM([.H3:.H5297])" office:value-type="float" office:value="29773.603885" calcext:value-type="float">
            <text:p>29773.603885</text:p>
          </table:table-cell>
          <table:table-cell table:formula="of:=[.H2]/24/365" office:value-type="float" office:value="3.39881322888128" calcext:value-type="float">
            <text:p>3.39881322888128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4164.95" calcext:value-type="float">
            <text:p>4164.9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10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10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10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perorder_lvl_order_suborder_Paleognathae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2"/>
          <table:table-cell table:style-name="ce9"/>
          <table:table-cell table:style-name="ce2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perorder_lvl_order_suborder_Mirandornithes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2"/>
          <table:table-cell table:style-name="ce9"/>
          <table:table-cell table:style-name="ce2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Accipitriformes <text:s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Anseriformes <text:s text:c="4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Apodiformes <text:s text:c="5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Bucerotiformes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aprimulgiformes 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iconiiformes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8"/>
          <table:table-cell table:style-name="ce2" office:value-type="string" calcext:value-type="string">
            <text:p>s</text:p>
          </table:table-cell>
          <table:table-cell table:style-name="ce2" table:number-columns-repeated="1009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olumbiformes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oraciiformes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uculiformes <text:s text:c="4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Falconiformes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Galliformes <text:s text:c="5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Musophagiformes <text:s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Otidiformes <text:s text:c="5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elecaniformes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odicipediformes 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rocellariiformes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sittaciformes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terocliformes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Sphenisciformes <text:s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Strigiformes <text:s text:c="4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Suliformes <text:s text:c="6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Tinamiformes <text:s text:c="4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Trogoniformes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Buceroti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Charadrii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Grui <text:s text:c="7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Ralli <text:s text:c="6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Scolopaci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perfam_lvl_fam_Menuroidea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21528" calcext:value-type="float">
            <text:p>56.2152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75" calcext:value-type="float">
            <text:p>2227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3.2825" calcext:value-type="float">
            <text:p>63.282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76" calcext:value-type="float">
            <text:p>2227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8.82889" calcext:value-type="float">
            <text:p>58.828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77" calcext:value-type="float">
            <text:p>2227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84861" calcext:value-type="float">
            <text:p>59.848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78" calcext:value-type="float">
            <text:p>2227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1.8575" calcext:value-type="float">
            <text:p>61.857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79" calcext:value-type="float">
            <text:p>2227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8.65167" calcext:value-type="float">
            <text:p>58.651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0" calcext:value-type="float">
            <text:p>2228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0.78" calcext:value-type="float">
            <text:p>60.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1" calcext:value-type="float">
            <text:p>2228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41778" calcext:value-type="float">
            <text:p>56.417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2" calcext:value-type="float">
            <text:p>2228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3.79444" calcext:value-type="float">
            <text:p>53.7944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3" calcext:value-type="float">
            <text:p>2228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4.31333" calcext:value-type="float">
            <text:p>54.3133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4" calcext:value-type="float">
            <text:p>2228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4.33556" calcext:value-type="float">
            <text:p>54.335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5" calcext:value-type="float">
            <text:p>2228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4.27528" calcext:value-type="float">
            <text:p>54.2752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6" calcext:value-type="float">
            <text:p>2228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3.67056" calcext:value-type="float">
            <text:p>53.670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7" calcext:value-type="float">
            <text:p>2228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3.98528" calcext:value-type="float">
            <text:p>53.9852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8" calcext:value-type="float">
            <text:p>2228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2.13583" calcext:value-type="float">
            <text:p>62.135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89" calcext:value-type="float">
            <text:p>2228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5.66778" calcext:value-type="float">
            <text:p>65.667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0" calcext:value-type="float">
            <text:p>2229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07139" calcext:value-type="float">
            <text:p>56.071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1" calcext:value-type="float">
            <text:p>2229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4.92944" calcext:value-type="float">
            <text:p>64.9294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2" calcext:value-type="float">
            <text:p>2229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7.66861" calcext:value-type="float">
            <text:p>57.668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3" calcext:value-type="float">
            <text:p>2229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2.67889" calcext:value-type="float">
            <text:p>62.678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4" calcext:value-type="float">
            <text:p>2229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1.81833" calcext:value-type="float">
            <text:p>61.8183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5" calcext:value-type="float">
            <text:p>2229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1.45611" calcext:value-type="float">
            <text:p>61.4561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6" calcext:value-type="float">
            <text:p>2229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7.33389" calcext:value-type="float">
            <text:p>57.333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7" calcext:value-type="float">
            <text:p>2229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1.35" calcext:value-type="float">
            <text:p>61.3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8" calcext:value-type="float">
            <text:p>2229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1.88306" calcext:value-type="float">
            <text:p>61.8830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299" calcext:value-type="float">
            <text:p>2229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12861" calcext:value-type="float">
            <text:p>59.128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0" calcext:value-type="float">
            <text:p>2230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6.68722" calcext:value-type="float">
            <text:p>66.6872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1" calcext:value-type="float">
            <text:p>2230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49.62861" calcext:value-type="float">
            <text:p>49.628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2" calcext:value-type="float">
            <text:p>2230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3.09667" calcext:value-type="float">
            <text:p>63.096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3" calcext:value-type="float">
            <text:p>2230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0.22889" calcext:value-type="float">
            <text:p>50.228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4" calcext:value-type="float">
            <text:p>2230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10333" calcext:value-type="float">
            <text:p>56.1033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5" calcext:value-type="float">
            <text:p>2230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5.58556" calcext:value-type="float">
            <text:p>55.585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6" calcext:value-type="float">
            <text:p>2230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2.24583" calcext:value-type="float">
            <text:p>62.245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7" calcext:value-type="float">
            <text:p>2230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52583" calcext:value-type="float">
            <text:p>56.525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8" calcext:value-type="float">
            <text:p>2230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0.90667" calcext:value-type="float">
            <text:p>50.906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09" calcext:value-type="float">
            <text:p>2230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5.84972" calcext:value-type="float">
            <text:p>55.8497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0" calcext:value-type="float">
            <text:p>2231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3.16056" calcext:value-type="float">
            <text:p>53.160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1" calcext:value-type="float">
            <text:p>2231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56361" calcext:value-type="float">
            <text:p>56.563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2" calcext:value-type="float">
            <text:p>2231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2.04278" calcext:value-type="float">
            <text:p>52.042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3" calcext:value-type="float">
            <text:p>2231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33917" calcext:value-type="float">
            <text:p>59.3391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4" calcext:value-type="float">
            <text:p>2231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5.90556" calcext:value-type="float">
            <text:p>55.905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5" calcext:value-type="float">
            <text:p>2231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8.96278" calcext:value-type="float">
            <text:p>58.962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6" calcext:value-type="float">
            <text:p>2231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06194" calcext:value-type="float">
            <text:p>59.0619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7" calcext:value-type="float">
            <text:p>2231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21167" calcext:value-type="float">
            <text:p>59.211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8" calcext:value-type="float">
            <text:p>2231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54167" calcext:value-type="float">
            <text:p>59.541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19" calcext:value-type="float">
            <text:p>2231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50556" calcext:value-type="float">
            <text:p>59.505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0" calcext:value-type="float">
            <text:p>2232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60.95917" calcext:value-type="float">
            <text:p>60.9591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1" calcext:value-type="float">
            <text:p>2232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42.51778" calcext:value-type="float">
            <text:p>42.517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2" calcext:value-type="float">
            <text:p>2232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6.28972" calcext:value-type="float">
            <text:p>56.2897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3" calcext:value-type="float">
            <text:p>2232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9.88222" calcext:value-type="float">
            <text:p>59.8822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4" calcext:value-type="float">
            <text:p>2232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table:style-name="ce7" office:value-type="float" office:value="57.25722" calcext:value-type="float">
            <text:p>57.2572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5" calcext:value-type="float">
            <text:p>2232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6.34056" calcext:value-type="float">
            <text:p>56.340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6" calcext:value-type="float">
            <text:p>2232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43.82472" calcext:value-type="float">
            <text:p>43.8247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7" calcext:value-type="float">
            <text:p>2232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6.34111" calcext:value-type="float">
            <text:p>56.3411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8" calcext:value-type="float">
            <text:p>2232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8.22889" calcext:value-type="float">
            <text:p>58.228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29" calcext:value-type="float">
            <text:p>2232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85778" calcext:value-type="float">
            <text:p>54.857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0" calcext:value-type="float">
            <text:p>2233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44306" calcext:value-type="float">
            <text:p>54.4430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1" calcext:value-type="float">
            <text:p>2233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56278" calcext:value-type="float">
            <text:p>62.562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2" calcext:value-type="float">
            <text:p>2233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1.65667" calcext:value-type="float">
            <text:p>61.656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3" calcext:value-type="float">
            <text:p>2233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6" calcext:value-type="float">
            <text:p>59.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4" calcext:value-type="float">
            <text:p>2233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8.41167" calcext:value-type="float">
            <text:p>58.411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5" calcext:value-type="float">
            <text:p>2233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49.99444" calcext:value-type="float">
            <text:p>49.9944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6" calcext:value-type="float">
            <text:p>2233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38417" calcext:value-type="float">
            <text:p>62.3841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7" calcext:value-type="float">
            <text:p>2233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1.81083" calcext:value-type="float">
            <text:p>61.810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8" calcext:value-type="float">
            <text:p>2233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7.40139" calcext:value-type="float">
            <text:p>57.401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39" calcext:value-type="float">
            <text:p>2233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805" calcext:value-type="float">
            <text:p>62.80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0" calcext:value-type="float">
            <text:p>2234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3.25278" calcext:value-type="float">
            <text:p>63.252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1" calcext:value-type="float">
            <text:p>2234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.57" calcext:value-type="float">
            <text:p>60.5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2" calcext:value-type="float">
            <text:p>2234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15028" calcext:value-type="float">
            <text:p>62.1502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3" calcext:value-type="float">
            <text:p>2234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8.83361" calcext:value-type="float">
            <text:p>58.833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4" calcext:value-type="float">
            <text:p>2234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81139" calcext:value-type="float">
            <text:p>59.811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5" calcext:value-type="float">
            <text:p>2234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9275" calcext:value-type="float">
            <text:p>62.927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6" calcext:value-type="float">
            <text:p>2234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58167" calcext:value-type="float">
            <text:p>59.581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7" calcext:value-type="float">
            <text:p>2234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8.95222" calcext:value-type="float">
            <text:p>58.9522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8" calcext:value-type="float">
            <text:p>2234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62306" calcext:value-type="float">
            <text:p>59.6230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49" calcext:value-type="float">
            <text:p>2234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15528" calcext:value-type="float">
            <text:p>62.1552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0" calcext:value-type="float">
            <text:p>2235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5.31889" calcext:value-type="float">
            <text:p>55.3188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1" calcext:value-type="float">
            <text:p>2235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3.08972" calcext:value-type="float">
            <text:p>53.0897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2" calcext:value-type="float">
            <text:p>2235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.3975" calcext:value-type="float">
            <text:p>60.3975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3" calcext:value-type="float">
            <text:p>2235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33694" calcext:value-type="float">
            <text:p>59.33694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4" calcext:value-type="float">
            <text:p>2235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06361" calcext:value-type="float">
            <text:p>54.06361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5" calcext:value-type="float">
            <text:p>2235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.81917" calcext:value-type="float">
            <text:p>60.8191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6" calcext:value-type="float">
            <text:p>2235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5.54278" calcext:value-type="float">
            <text:p>65.542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7" calcext:value-type="float">
            <text:p>2235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.76778" calcext:value-type="float">
            <text:p>60.76778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8" calcext:value-type="float">
            <text:p>2235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1.08917" calcext:value-type="float">
            <text:p>61.0891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59" calcext:value-type="float">
            <text:p>2235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61083" calcext:value-type="float">
            <text:p>62.610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0" calcext:value-type="float">
            <text:p>2236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96" calcext:value-type="float">
            <text:p>62.9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1" calcext:value-type="float">
            <text:p>2236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3.75639" calcext:value-type="float">
            <text:p>63.756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2" calcext:value-type="float">
            <text:p>2236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97306" calcext:value-type="float">
            <text:p>62.9730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3" calcext:value-type="float">
            <text:p>2236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1.82333" calcext:value-type="float">
            <text:p>61.8233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4" calcext:value-type="float">
            <text:p>2236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5.97972" calcext:value-type="float">
            <text:p>55.97972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5" calcext:value-type="float">
            <text:p>2236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3.98056" calcext:value-type="float">
            <text:p>53.980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6" calcext:value-type="float">
            <text:p>2236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42306" calcext:value-type="float">
            <text:p>62.4230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7" calcext:value-type="float">
            <text:p>2236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11667" calcext:value-type="float">
            <text:p>54.11667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8" calcext:value-type="float">
            <text:p>2236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19083" calcext:value-type="float">
            <text:p>54.190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69" calcext:value-type="float">
            <text:p>2236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19639" calcext:value-type="float">
            <text:p>54.196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70" calcext:value-type="float">
            <text:p>2237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3.04639" calcext:value-type="float">
            <text:p>63.04639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71" calcext:value-type="float">
            <text:p>2237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2.44583" calcext:value-type="float">
            <text:p>62.44583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72" calcext:value-type="float">
            <text:p>2237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3.05056" calcext:value-type="float">
            <text:p>63.05056</text:p>
          </table:table-cell>
          <table:table-cell table:style-name="ce8" office:value-type="string" calcext:value-type="string">
            <text:p>17/10/2022 – 10:57:0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2373" calcext:value-type="float">
            <text:p>2237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25111" calcext:value-type="float">
            <text:p>56.2511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57" calcext:value-type="float">
            <text:p>28345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37361" calcext:value-type="float">
            <text:p>56.373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58" calcext:value-type="float">
            <text:p>28345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25111" calcext:value-type="float">
            <text:p>61.2511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59" calcext:value-type="float">
            <text:p>28345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68861" calcext:value-type="float">
            <text:p>62.688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0" calcext:value-type="float">
            <text:p>28346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62306" calcext:value-type="float">
            <text:p>58.6230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1" calcext:value-type="float">
            <text:p>28346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9975" calcext:value-type="float">
            <text:p>61.997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2" calcext:value-type="float">
            <text:p>28346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37806" calcext:value-type="float">
            <text:p>62.3780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3" calcext:value-type="float">
            <text:p>28346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90222" calcext:value-type="float">
            <text:p>62.9022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4" calcext:value-type="float">
            <text:p>28346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47722" calcext:value-type="float">
            <text:p>60.4772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5" calcext:value-type="float">
            <text:p>28346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4725" calcext:value-type="float">
            <text:p>57.472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6" calcext:value-type="float">
            <text:p>28346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3.85278" calcext:value-type="float">
            <text:p>63.852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7" calcext:value-type="float">
            <text:p>28346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19944" calcext:value-type="float">
            <text:p>62.1994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8" calcext:value-type="float">
            <text:p>28346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5.955" calcext:value-type="float">
            <text:p>65.95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69" calcext:value-type="float">
            <text:p>28346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5.82361" calcext:value-type="float">
            <text:p>45.823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0" calcext:value-type="float">
            <text:p>28347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88528" calcext:value-type="float">
            <text:p>56.8852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1" calcext:value-type="float">
            <text:p>28347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0.36722" calcext:value-type="float">
            <text:p>50.3672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2" calcext:value-type="float">
            <text:p>28347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62444" calcext:value-type="float">
            <text:p>62.6244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3" calcext:value-type="float">
            <text:p>28347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42583" calcext:value-type="float">
            <text:p>58.425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4" calcext:value-type="float">
            <text:p>28347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07528" calcext:value-type="float">
            <text:p>61.0752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5" calcext:value-type="float">
            <text:p>28347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62222" calcext:value-type="float">
            <text:p>62.6222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6" calcext:value-type="float">
            <text:p>28347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49806" calcext:value-type="float">
            <text:p>56.4980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7" calcext:value-type="float">
            <text:p>28347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88889" calcext:value-type="float">
            <text:p>60.8888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8" calcext:value-type="float">
            <text:p>28347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4.02083" calcext:value-type="float">
            <text:p>64.020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79" calcext:value-type="float">
            <text:p>28347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82194" calcext:value-type="float">
            <text:p>58.8219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0" calcext:value-type="float">
            <text:p>28348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67889" calcext:value-type="float">
            <text:p>59.6788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1" calcext:value-type="float">
            <text:p>28348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64278" calcext:value-type="float">
            <text:p>54.642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2" calcext:value-type="float">
            <text:p>28348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62889" calcext:value-type="float">
            <text:p>54.6288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3" calcext:value-type="float">
            <text:p>28348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87361" calcext:value-type="float">
            <text:p>61.873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4" calcext:value-type="float">
            <text:p>28348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30472" calcext:value-type="float">
            <text:p>54.3047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5" calcext:value-type="float">
            <text:p>28348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28611" calcext:value-type="float">
            <text:p>60.2861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6" calcext:value-type="float">
            <text:p>28348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7.305" calcext:value-type="float">
            <text:p>47.30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7" calcext:value-type="float">
            <text:p>28348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8.24667" calcext:value-type="float">
            <text:p>48.24667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8" calcext:value-type="float">
            <text:p>28348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89278" calcext:value-type="float">
            <text:p>62.892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89" calcext:value-type="float">
            <text:p>28348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28278" calcext:value-type="float">
            <text:p>58.282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0" calcext:value-type="float">
            <text:p>28349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31889" calcext:value-type="float">
            <text:p>57.3188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1" calcext:value-type="float">
            <text:p>28349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6.76333" calcext:value-type="float">
            <text:p>66.7633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2" calcext:value-type="float">
            <text:p>28349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96583" calcext:value-type="float">
            <text:p>59.965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3" calcext:value-type="float">
            <text:p>28349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68444" calcext:value-type="float">
            <text:p>59.6844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4" calcext:value-type="float">
            <text:p>28349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31083" calcext:value-type="float">
            <text:p>62.310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5" calcext:value-type="float">
            <text:p>28349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17944" calcext:value-type="float">
            <text:p>56.1794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6" calcext:value-type="float">
            <text:p>28349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19583" calcext:value-type="float">
            <text:p>56.195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7" calcext:value-type="float">
            <text:p>28349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45306" calcext:value-type="float">
            <text:p>62.4530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8" calcext:value-type="float">
            <text:p>28349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1025" calcext:value-type="float">
            <text:p>61.102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499" calcext:value-type="float">
            <text:p>28349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79778" calcext:value-type="float">
            <text:p>61.797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0" calcext:value-type="float">
            <text:p>28350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08167" calcext:value-type="float">
            <text:p>61.08167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1" calcext:value-type="float">
            <text:p>28350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50028" calcext:value-type="float">
            <text:p>62.5002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2" calcext:value-type="float">
            <text:p>28350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62444" calcext:value-type="float">
            <text:p>61.6244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3" calcext:value-type="float">
            <text:p>28350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7.38694" calcext:value-type="float">
            <text:p>47.3869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4" calcext:value-type="float">
            <text:p>28350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7.27944" calcext:value-type="float">
            <text:p>67.2794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5" calcext:value-type="float">
            <text:p>28350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7.27917" calcext:value-type="float">
            <text:p>67.27917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6" calcext:value-type="float">
            <text:p>28350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7.25222" calcext:value-type="float">
            <text:p>47.2522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7" calcext:value-type="float">
            <text:p>28350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8.11472" calcext:value-type="float">
            <text:p>48.1147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8" calcext:value-type="float">
            <text:p>28350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63278" calcext:value-type="float">
            <text:p>58.632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09" calcext:value-type="float">
            <text:p>28350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26278" calcext:value-type="float">
            <text:p>57.262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0" calcext:value-type="float">
            <text:p>28351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7.34861" calcext:value-type="float">
            <text:p>47.348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1" calcext:value-type="float">
            <text:p>28351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61556" calcext:value-type="float">
            <text:p>59.6155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2" calcext:value-type="float">
            <text:p>28351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87972" calcext:value-type="float">
            <text:p>61.8797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3" calcext:value-type="float">
            <text:p>28351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50389" calcext:value-type="float">
            <text:p>62.5038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4" calcext:value-type="float">
            <text:p>28351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97083" calcext:value-type="float">
            <text:p>56.970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5" calcext:value-type="float">
            <text:p>28351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95472" calcext:value-type="float">
            <text:p>57.9547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6" calcext:value-type="float">
            <text:p>28351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47333" calcext:value-type="float">
            <text:p>58.4733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7" calcext:value-type="float">
            <text:p>28351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88389" calcext:value-type="float">
            <text:p>58.8838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8" calcext:value-type="float">
            <text:p>28351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84417" calcext:value-type="float">
            <text:p>59.84417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19" calcext:value-type="float">
            <text:p>28351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03056" calcext:value-type="float">
            <text:p>57.0305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0" calcext:value-type="float">
            <text:p>28352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4.71056" calcext:value-type="float">
            <text:p>64.7105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1" calcext:value-type="float">
            <text:p>28352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3.60583" calcext:value-type="float">
            <text:p>63.605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2" calcext:value-type="float">
            <text:p>28352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4125" calcext:value-type="float">
            <text:p>60.412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3" calcext:value-type="float">
            <text:p>28352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31472" calcext:value-type="float">
            <text:p>57.3147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4" calcext:value-type="float">
            <text:p>28352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03083" calcext:value-type="float">
            <text:p>59.030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5" calcext:value-type="float">
            <text:p>28352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4.84389" calcext:value-type="float">
            <text:p>64.8438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6" calcext:value-type="float">
            <text:p>28352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88861" calcext:value-type="float">
            <text:p>56.888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7" calcext:value-type="float">
            <text:p>28352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66139" calcext:value-type="float">
            <text:p>62.6613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8" calcext:value-type="float">
            <text:p>28352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18056" calcext:value-type="float">
            <text:p>57.1805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29" calcext:value-type="float">
            <text:p>28352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4.49361" calcext:value-type="float">
            <text:p>64.493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0" calcext:value-type="float">
            <text:p>28353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47.06778" calcext:value-type="float">
            <text:p>47.067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1" calcext:value-type="float">
            <text:p>28353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72028" calcext:value-type="float">
            <text:p>61.7202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2" calcext:value-type="float">
            <text:p>28353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88778" calcext:value-type="float">
            <text:p>57.8877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3" calcext:value-type="float">
            <text:p>28353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3.66111" calcext:value-type="float">
            <text:p>63.6611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4" calcext:value-type="float">
            <text:p>28353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085" calcext:value-type="float">
            <text:p>62.08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5" calcext:value-type="float">
            <text:p>28353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62833" calcext:value-type="float">
            <text:p>58.6283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6" calcext:value-type="float">
            <text:p>28353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0.02333" calcext:value-type="float">
            <text:p>50.0233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7" calcext:value-type="float">
            <text:p>28353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25056" calcext:value-type="float">
            <text:p>54.2505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8" calcext:value-type="float">
            <text:p>28353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23139" calcext:value-type="float">
            <text:p>54.23139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39" calcext:value-type="float">
            <text:p>28353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1975" calcext:value-type="float">
            <text:p>59.197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0" calcext:value-type="float">
            <text:p>28354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12556" calcext:value-type="float">
            <text:p>62.1255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1" calcext:value-type="float">
            <text:p>28354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93028" calcext:value-type="float">
            <text:p>59.9302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2" calcext:value-type="float">
            <text:p>28354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20694" calcext:value-type="float">
            <text:p>59.2069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3" calcext:value-type="float">
            <text:p>28354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77056" calcext:value-type="float">
            <text:p>59.7705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4" calcext:value-type="float">
            <text:p>28354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11972" calcext:value-type="float">
            <text:p>58.11972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5" calcext:value-type="float">
            <text:p>28354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87056" calcext:value-type="float">
            <text:p>58.87056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6" calcext:value-type="float">
            <text:p>28354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31528" calcext:value-type="float">
            <text:p>57.3152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7" calcext:value-type="float">
            <text:p>283547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26361" calcext:value-type="float">
            <text:p>62.263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8" calcext:value-type="float">
            <text:p>283548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2.61361" calcext:value-type="float">
            <text:p>52.61361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49" calcext:value-type="float">
            <text:p>283549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8475" calcext:value-type="float">
            <text:p>62.847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50" calcext:value-type="float">
            <text:p>283550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12944" calcext:value-type="float">
            <text:p>58.12944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51" calcext:value-type="float">
            <text:p>283551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3.11028" calcext:value-type="float">
            <text:p>63.11028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52" calcext:value-type="float">
            <text:p>283552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05083" calcext:value-type="float">
            <text:p>54.050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53" calcext:value-type="float">
            <text:p>283553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69583" calcext:value-type="float">
            <text:p>61.69583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54" calcext:value-type="float">
            <text:p>283554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7" calcext:value-type="float">
            <text:p>56.7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55" calcext:value-type="float">
            <text:p>283555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015" calcext:value-type="float">
            <text:p>57.015</text:p>
          </table:table-cell>
          <table:table-cell table:style-name="Default" office:value-type="string" calcext:value-type="string">
            <text:p>02/11/2022 – 10:30</text:p>
          </table:table-cell>
          <table:table-cell table:style-name="ce10" office:value-type="float" office:value="10.758" calcext:value-type="float">
            <text:p>10.758</text:p>
          </table:table-cell>
          <table:table-cell office:value-type="float" office:value="283556" calcext:value-type="float">
            <text:p>28355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50694" calcext:value-type="float">
            <text:p>58.5069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86" calcext:value-type="float">
            <text:p>137286</text:p>
          </table:table-cell>
          <table:table-cell/>
          <table:table-cell table:style-name="ce8"/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24306" calcext:value-type="float">
            <text:p>56.2430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87" calcext:value-type="float">
            <text:p>13728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3.22083" calcext:value-type="float">
            <text:p>53.2208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88" calcext:value-type="float">
            <text:p>13728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3.36278" calcext:value-type="float">
            <text:p>53.3627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89" calcext:value-type="float">
            <text:p>13728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44639" calcext:value-type="float">
            <text:p>58.44639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0" calcext:value-type="float">
            <text:p>13729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81417" calcext:value-type="float">
            <text:p>59.81417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1" calcext:value-type="float">
            <text:p>13729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18917" calcext:value-type="float">
            <text:p>58.18917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2" calcext:value-type="float">
            <text:p>13729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57333" calcext:value-type="float">
            <text:p>58.5733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3" calcext:value-type="float">
            <text:p>13729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56944" calcext:value-type="float">
            <text:p>54.5694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4" calcext:value-type="float">
            <text:p>13729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5.90944" calcext:value-type="float">
            <text:p>55.9094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5" calcext:value-type="float">
            <text:p>13729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5.52944" calcext:value-type="float">
            <text:p>55.5294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6" calcext:value-type="float">
            <text:p>13729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86" calcext:value-type="float">
            <text:p>61.86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7" calcext:value-type="float">
            <text:p>13729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2.55194" calcext:value-type="float">
            <text:p>52.5519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8" calcext:value-type="float">
            <text:p>13729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0.51111" calcext:value-type="float">
            <text:p>60.51111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299" calcext:value-type="float">
            <text:p>13729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3.68583" calcext:value-type="float">
            <text:p>63.6858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0" calcext:value-type="float">
            <text:p>13730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4.11861" calcext:value-type="float">
            <text:p>64.11861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1" calcext:value-type="float">
            <text:p>13730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4.78528" calcext:value-type="float">
            <text:p>54.7852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2" calcext:value-type="float">
            <text:p>13730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2.27917" calcext:value-type="float">
            <text:p>62.27917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3" calcext:value-type="float">
            <text:p>13730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5.25583" calcext:value-type="float">
            <text:p>55.2558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4" calcext:value-type="float">
            <text:p>13730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8.65528" calcext:value-type="float">
            <text:p>58.65528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5" calcext:value-type="float">
            <text:p>13730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2.67722" calcext:value-type="float">
            <text:p>52.67722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6" calcext:value-type="float">
            <text:p>13730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07944" calcext:value-type="float">
            <text:p>57.07944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7" calcext:value-type="float">
            <text:p>13730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9.89611" calcext:value-type="float">
            <text:p>59.89611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8" calcext:value-type="float">
            <text:p>13730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61.86361" calcext:value-type="float">
            <text:p>61.86361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09" calcext:value-type="float">
            <text:p>13730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7.92333" calcext:value-type="float">
            <text:p>57.92333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10" calcext:value-type="float">
            <text:p>13731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 office:value-type="float" office:value="56.17222" calcext:value-type="float">
            <text:p>56.17222</text:p>
          </table:table-cell>
          <table:table-cell table:style-name="ce17" office:value-type="string" calcext:value-type="string">
            <text:p>18/11/2022 – 16:04</text:p>
          </table:table-cell>
          <table:table-cell table:style-name="ce10" office:value-type="float" office:value="10.758" calcext:value-type="float">
            <text:p>10.758</text:p>
          </table:table-cell>
          <table:table-cell table:style-name="Default" office:value-type="float" office:value="137311" calcext:value-type="float">
            <text:p>13731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12" calcext:value-type="float">
            <text:p>137312</text:p>
          </table:table-cell>
          <table:table-cell office:value-type="float" office:value="37.86444" calcext:value-type="float">
            <text:p>37.86444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13" calcext:value-type="float">
            <text:p>137313</text:p>
          </table:table-cell>
          <table:table-cell office:value-type="float" office:value="37.65167" calcext:value-type="float">
            <text:p>37.65167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14" calcext:value-type="float">
            <text:p>137314</text:p>
          </table:table-cell>
          <table:table-cell office:value-type="float" office:value="37.75361" calcext:value-type="float">
            <text:p>37.75361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15" calcext:value-type="float">
            <text:p>137315</text:p>
          </table:table-cell>
          <table:table-cell office:value-type="float" office:value="37.69056" calcext:value-type="float">
            <text:p>37.69056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16" calcext:value-type="float">
            <text:p>137316</text:p>
          </table:table-cell>
          <table:table-cell office:value-type="float" office:value="41.29222" calcext:value-type="float">
            <text:p>41.29222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17" calcext:value-type="float">
            <text:p>137317</text:p>
          </table:table-cell>
          <table:table-cell office:value-type="float" office:value="37.74333" calcext:value-type="float">
            <text:p>37.74333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18" calcext:value-type="float">
            <text:p>137318</text:p>
          </table:table-cell>
          <table:table-cell office:value-type="float" office:value="37.81417" calcext:value-type="float">
            <text:p>37.81417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19" calcext:value-type="float">
            <text:p>137319</text:p>
          </table:table-cell>
          <table:table-cell office:value-type="float" office:value="61.87472" calcext:value-type="float">
            <text:p>61.87472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20" calcext:value-type="float">
            <text:p>137320</text:p>
          </table:table-cell>
          <table:table-cell office:value-type="float" office:value="41.4275" calcext:value-type="float">
            <text:p>41.4275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21" calcext:value-type="float">
            <text:p>137321</text:p>
          </table:table-cell>
          <table:table-cell office:value-type="float" office:value="49.15611" calcext:value-type="float">
            <text:p>49.15611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22" calcext:value-type="float">
            <text:p>137322</text:p>
          </table:table-cell>
          <table:table-cell office:value-type="float" office:value="37.71083" calcext:value-type="float">
            <text:p>37.71083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23" calcext:value-type="float">
            <text:p>137323</text:p>
          </table:table-cell>
          <table:table-cell office:value-type="float" office:value="37.735" calcext:value-type="float">
            <text:p>37.735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24" calcext:value-type="float">
            <text:p>137324</text:p>
          </table:table-cell>
          <table:table-cell office:value-type="float" office:value="39.90472" calcext:value-type="float">
            <text:p>39.90472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25" calcext:value-type="float">
            <text:p>137325</text:p>
          </table:table-cell>
          <table:table-cell office:value-type="float" office:value="39.99583" calcext:value-type="float">
            <text:p>39.99583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26" calcext:value-type="float">
            <text:p>137326</text:p>
          </table:table-cell>
          <table:table-cell office:value-type="float" office:value="40.14056" calcext:value-type="float">
            <text:p>40.14056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27" calcext:value-type="float">
            <text:p>137327</text:p>
          </table:table-cell>
          <table:table-cell office:value-type="float" office:value="39.17167" calcext:value-type="float">
            <text:p>39.17167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28" calcext:value-type="float">
            <text:p>137328</text:p>
          </table:table-cell>
          <table:table-cell office:value-type="float" office:value="53.48972" calcext:value-type="float">
            <text:p>53.48972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29" calcext:value-type="float">
            <text:p>137329</text:p>
          </table:table-cell>
          <table:table-cell office:value-type="float" office:value="53.50361" calcext:value-type="float">
            <text:p>53.50361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30" calcext:value-type="float">
            <text:p>137330</text:p>
          </table:table-cell>
          <table:table-cell office:value-type="float" office:value="37.64944" calcext:value-type="float">
            <text:p>37.64944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31" calcext:value-type="float">
            <text:p>137331</text:p>
          </table:table-cell>
          <table:table-cell office:value-type="float" office:value="39.63944" calcext:value-type="float">
            <text:p>39.63944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32" calcext:value-type="float">
            <text:p>137332</text:p>
          </table:table-cell>
          <table:table-cell office:value-type="float" office:value="39.16639" calcext:value-type="float">
            <text:p>39.16639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33" calcext:value-type="float">
            <text:p>137333</text:p>
          </table:table-cell>
          <table:table-cell office:value-type="float" office:value="41.44389" calcext:value-type="float">
            <text:p>41.44389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34" calcext:value-type="float">
            <text:p>137334</text:p>
          </table:table-cell>
          <table:table-cell office:value-type="float" office:value="40.10722" calcext:value-type="float">
            <text:p>40.10722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35" calcext:value-type="float">
            <text:p>137335</text:p>
          </table:table-cell>
          <table:table-cell office:value-type="float" office:value="53.70194" calcext:value-type="float">
            <text:p>53.70194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36" calcext:value-type="float">
            <text:p>137336</text:p>
          </table:table-cell>
          <table:table-cell office:value-type="float" office:value="48.41222" calcext:value-type="float">
            <text:p>48.41222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37" calcext:value-type="float">
            <text:p>137337</text:p>
          </table:table-cell>
          <table:table-cell office:value-type="float" office:value="48.90139" calcext:value-type="float">
            <text:p>48.90139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38" calcext:value-type="float">
            <text:p>137338</text:p>
          </table:table-cell>
          <table:table-cell office:value-type="float" office:value="49.16" calcext:value-type="float">
            <text:p>49.16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39" calcext:value-type="float">
            <text:p>137339</text:p>
          </table:table-cell>
          <table:table-cell office:value-type="float" office:value="50.75139" calcext:value-type="float">
            <text:p>50.75139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40" calcext:value-type="float">
            <text:p>137340</text:p>
          </table:table-cell>
          <table:table-cell office:value-type="float" office:value="49.20139" calcext:value-type="float">
            <text:p>49.20139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41" calcext:value-type="float">
            <text:p>137341</text:p>
          </table:table-cell>
          <table:table-cell office:value-type="float" office:value="37.67111" calcext:value-type="float">
            <text:p>37.67111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42" calcext:value-type="float">
            <text:p>137342</text:p>
          </table:table-cell>
          <table:table-cell office:value-type="float" office:value="37.67194" calcext:value-type="float">
            <text:p>37.67194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43" calcext:value-type="float">
            <text:p>137343</text:p>
          </table:table-cell>
          <table:table-cell office:value-type="float" office:value="37.84278" calcext:value-type="float">
            <text:p>37.84278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44" calcext:value-type="float">
            <text:p>137344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45" calcext:value-type="float">
            <text:p>137345</text:p>
          </table:table-cell>
          <table:table-cell office:value-type="float" office:value="43.54278" calcext:value-type="float">
            <text:p>43.54278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46" calcext:value-type="float">
            <text:p>137346</text:p>
          </table:table-cell>
          <table:table-cell office:value-type="float" office:value="60.55583" calcext:value-type="float">
            <text:p>60.55583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47" calcext:value-type="float">
            <text:p>137347</text:p>
          </table:table-cell>
          <table:table-cell office:value-type="float" office:value="41.34806" calcext:value-type="float">
            <text:p>41.34806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48" calcext:value-type="float">
            <text:p>137348</text:p>
          </table:table-cell>
          <table:table-cell office:value-type="float" office:value="37.81917" calcext:value-type="float">
            <text:p>37.81917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49" calcext:value-type="float">
            <text:p>137349</text:p>
          </table:table-cell>
          <table:table-cell office:value-type="float" office:value="37.66944" calcext:value-type="float">
            <text:p>37.66944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50" calcext:value-type="float">
            <text:p>137350</text:p>
          </table:table-cell>
          <table:table-cell office:value-type="float" office:value="37.75167" calcext:value-type="float">
            <text:p>37.75167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51" calcext:value-type="float">
            <text:p>137351</text:p>
          </table:table-cell>
          <table:table-cell office:value-type="float" office:value="48.725" calcext:value-type="float">
            <text:p>48.725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52" calcext:value-type="float">
            <text:p>137352</text:p>
          </table:table-cell>
          <table:table-cell office:value-type="float" office:value="39.11972" calcext:value-type="float">
            <text:p>39.11972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53" calcext:value-type="float">
            <text:p>137353</text:p>
          </table:table-cell>
          <table:table-cell office:value-type="float" office:value="49.87278" calcext:value-type="float">
            <text:p>49.87278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54" calcext:value-type="float">
            <text:p>137354</text:p>
          </table:table-cell>
          <table:table-cell office:value-type="float" office:value="48.49611" calcext:value-type="float">
            <text:p>48.49611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55" calcext:value-type="float">
            <text:p>137355</text:p>
          </table:table-cell>
          <table:table-cell office:value-type="float" office:value="39.8275" calcext:value-type="float">
            <text:p>39.8275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56" calcext:value-type="float">
            <text:p>137356</text:p>
          </table:table-cell>
          <table:table-cell office:value-type="float" office:value="37.69333" calcext:value-type="float">
            <text:p>37.69333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57" calcext:value-type="float">
            <text:p>137357</text:p>
          </table:table-cell>
          <table:table-cell office:value-type="float" office:value="40.06306" calcext:value-type="float">
            <text:p>40.06306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58" calcext:value-type="float">
            <text:p>137358</text:p>
          </table:table-cell>
          <table:table-cell office:value-type="float" office:value="39.82306" calcext:value-type="float">
            <text:p>39.82306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59" calcext:value-type="float">
            <text:p>137359</text:p>
          </table:table-cell>
          <table:table-cell office:value-type="float" office:value="37.71194" calcext:value-type="float">
            <text:p>37.71194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60" calcext:value-type="float">
            <text:p>137360</text:p>
          </table:table-cell>
          <table:table-cell office:value-type="float" office:value="37.69583" calcext:value-type="float">
            <text:p>37.69583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61" calcext:value-type="float">
            <text:p>137361</text:p>
          </table:table-cell>
          <table:table-cell office:value-type="float" office:value="44.14778" calcext:value-type="float">
            <text:p>44.14778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62" calcext:value-type="float">
            <text:p>137362</text:p>
          </table:table-cell>
          <table:table-cell office:value-type="float" office:value="44.36056" calcext:value-type="float">
            <text:p>44.36056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63" calcext:value-type="float">
            <text:p>137363</text:p>
          </table:table-cell>
          <table:table-cell office:value-type="float" office:value="41.58667" calcext:value-type="float">
            <text:p>41.58667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64" calcext:value-type="float">
            <text:p>137364</text:p>
          </table:table-cell>
          <table:table-cell office:value-type="float" office:value="52.75278" calcext:value-type="float">
            <text:p>52.75278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65" calcext:value-type="float">
            <text:p>137365</text:p>
          </table:table-cell>
          <table:table-cell office:value-type="float" office:value="52.72056" calcext:value-type="float">
            <text:p>52.72056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66" calcext:value-type="float">
            <text:p>137366</text:p>
          </table:table-cell>
          <table:table-cell office:value-type="float" office:value="44.39056" calcext:value-type="float">
            <text:p>44.39056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67" calcext:value-type="float">
            <text:p>137367</text:p>
          </table:table-cell>
          <table:table-cell office:value-type="float" office:value="41.44611" calcext:value-type="float">
            <text:p>41.44611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68" calcext:value-type="float">
            <text:p>137368</text:p>
          </table:table-cell>
          <table:table-cell office:value-type="float" office:value="40.85694" calcext:value-type="float">
            <text:p>40.85694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69" calcext:value-type="float">
            <text:p>137369</text:p>
          </table:table-cell>
          <table:table-cell office:value-type="float" office:value="65.31833" calcext:value-type="float">
            <text:p>65.31833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70" calcext:value-type="float">
            <text:p>137370</text:p>
          </table:table-cell>
          <table:table-cell office:value-type="float" office:value="57.28861" calcext:value-type="float">
            <text:p>57.28861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71" calcext:value-type="float">
            <text:p>137371</text:p>
          </table:table-cell>
          <table:table-cell office:value-type="float" office:value="39.24694" calcext:value-type="float">
            <text:p>39.24694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72" calcext:value-type="float">
            <text:p>137372</text:p>
          </table:table-cell>
          <table:table-cell office:value-type="float" office:value="55.89389" calcext:value-type="float">
            <text:p>55.89389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73" calcext:value-type="float">
            <text:p>137373</text:p>
          </table:table-cell>
          <table:table-cell office:value-type="float" office:value="39.64528" calcext:value-type="float">
            <text:p>39.64528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74" calcext:value-type="float">
            <text:p>137374</text:p>
          </table:table-cell>
          <table:table-cell office:value-type="float" office:value="54.05278" calcext:value-type="float">
            <text:p>54.05278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75" calcext:value-type="float">
            <text:p>137375</text:p>
          </table:table-cell>
          <table:table-cell office:value-type="float" office:value="48.46028" calcext:value-type="float">
            <text:p>48.46028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76" calcext:value-type="float">
            <text:p>137376</text:p>
          </table:table-cell>
          <table:table-cell office:value-type="float" office:value="48.44083" calcext:value-type="float">
            <text:p>48.44083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77" calcext:value-type="float">
            <text:p>137377</text:p>
          </table:table-cell>
          <table:table-cell office:value-type="float" office:value="37.6625" calcext:value-type="float">
            <text:p>37.6625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78" calcext:value-type="float">
            <text:p>137378</text:p>
          </table:table-cell>
          <table:table-cell office:value-type="float" office:value="37.82972" calcext:value-type="float">
            <text:p>37.82972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79" calcext:value-type="float">
            <text:p>137379</text:p>
          </table:table-cell>
          <table:table-cell office:value-type="float" office:value="37.68667" calcext:value-type="float">
            <text:p>37.68667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80" calcext:value-type="float">
            <text:p>137380</text:p>
          </table:table-cell>
          <table:table-cell office:value-type="float" office:value="37.67806" calcext:value-type="float">
            <text:p>37.67806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81" calcext:value-type="float">
            <text:p>137381</text:p>
          </table:table-cell>
          <table:table-cell office:value-type="float" office:value="48.80389" calcext:value-type="float">
            <text:p>48.80389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82" calcext:value-type="float">
            <text:p>137382</text:p>
          </table:table-cell>
          <table:table-cell office:value-type="float" office:value="48.65972" calcext:value-type="float">
            <text:p>48.65972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83" calcext:value-type="float">
            <text:p>137383</text:p>
          </table:table-cell>
          <table:table-cell office:value-type="float" office:value="54.39417" calcext:value-type="float">
            <text:p>54.39417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84" calcext:value-type="float">
            <text:p>137384</text:p>
          </table:table-cell>
          <table:table-cell office:value-type="float" office:value="49.44806" calcext:value-type="float">
            <text:p>49.44806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table:style-name="Default"/>
          <table:table-cell table:style-name="ce17" office:value-type="string" calcext:value-type="string">
            <text:p>18/11/2022 – 16:04</text:p>
          </table:table-cell>
          <table:table-cell office:value-type="float" office:value="9.8" calcext:value-type="float">
            <text:p>9.8</text:p>
          </table:table-cell>
          <table:table-cell table:style-name="Default" office:value-type="float" office:value="137385" calcext:value-type="float">
            <text:p>137385</text:p>
          </table:table-cell>
          <table:table-cell office:value-type="float" office:value="37.86972" calcext:value-type="float">
            <text:p>37.86972</text:p>
          </table:table-cell>
          <table:table-cell office:value-type="string" calcext:value-type="string">
            <text:p>24/11/21 – 10:51</text:p>
          </table:table-cell>
          <table:table-cell table:number-columns-repeated="1011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39333" calcext:value-type="float">
            <text:p>49.39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4.57694" calcext:value-type="float">
            <text:p>44.5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02083" calcext:value-type="float">
            <text:p>47.02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6.98583" calcext:value-type="float">
            <text:p>46.98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9325" calcext:value-type="float">
            <text:p>48.93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82139" calcext:value-type="float">
            <text:p>49.82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46056" calcext:value-type="float">
            <text:p>50.460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33611" calcext:value-type="float">
            <text:p>49.3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91417" calcext:value-type="float">
            <text:p>48.9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315" calcext:value-type="float">
            <text:p>49.31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65528" calcext:value-type="float">
            <text:p>49.6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39306" calcext:value-type="float">
            <text:p>48.39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40583" calcext:value-type="float">
            <text:p>48.40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79972" calcext:value-type="float">
            <text:p>51.799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88861" calcext:value-type="float">
            <text:p>47.88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15361" calcext:value-type="float">
            <text:p>49.15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10417" calcext:value-type="float">
            <text:p>48.10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21694" calcext:value-type="float">
            <text:p>41.21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36361" calcext:value-type="float">
            <text:p>49.3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3.76722" calcext:value-type="float">
            <text:p>43.76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6.40556" calcext:value-type="float">
            <text:p>46.4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4.39028" calcext:value-type="float">
            <text:p>44.39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04583" calcext:value-type="float">
            <text:p>48.04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03472" calcext:value-type="float">
            <text:p>48.03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02833" calcext:value-type="float">
            <text:p>51.028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26889" calcext:value-type="float">
            <text:p>49.268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4.08806" calcext:value-type="float">
            <text:p>54.08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275" calcext:value-type="float">
            <text:p>52.2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45667" calcext:value-type="float">
            <text:p>47.45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87694" calcext:value-type="float">
            <text:p>47.8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0675" calcext:value-type="float">
            <text:p>47.06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59806" calcext:value-type="float">
            <text:p>48.59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05861" calcext:value-type="float">
            <text:p>52.05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63611" calcext:value-type="float">
            <text:p>47.6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06167" calcext:value-type="float">
            <text:p>52.06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47806" calcext:value-type="float">
            <text:p>47.47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73306" calcext:value-type="float">
            <text:p>48.73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78" calcext:value-type="float">
            <text:p>50.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595" calcext:value-type="float">
            <text:p>51.59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19278" calcext:value-type="float">
            <text:p>49.192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42583" calcext:value-type="float">
            <text:p>49.4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085" calcext:value-type="float">
            <text:p>47.08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7025" calcext:value-type="float">
            <text:p>50.70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44639" calcext:value-type="float">
            <text:p>49.446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88611" calcext:value-type="float">
            <text:p>53.88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235" calcext:value-type="float">
            <text:p>51.23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87167" calcext:value-type="float">
            <text:p>50.87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28528" calcext:value-type="float">
            <text:p>52.28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54167" calcext:value-type="float">
            <text:p>49.54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97194" calcext:value-type="float">
            <text:p>47.971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83139" calcext:value-type="float">
            <text:p>52.83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56139" calcext:value-type="float">
            <text:p>50.56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59833" calcext:value-type="float">
            <text:p>52.59833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6.0075" calcext:value-type="float">
            <text:p>56.0075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4472" calcext:value-type="float">
            <text:p>37.64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6.58" calcext:value-type="float">
            <text:p>56.5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23528" calcext:value-type="float">
            <text:p>50.23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21417" calcext:value-type="float">
            <text:p>50.2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43778" calcext:value-type="float">
            <text:p>50.437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17944" calcext:value-type="float">
            <text:p>53.179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98694" calcext:value-type="float">
            <text:p>47.98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52917" calcext:value-type="float">
            <text:p>50.5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5.12361" calcext:value-type="float">
            <text:p>55.12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5.13361" calcext:value-type="float">
            <text:p>55.13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60.16611" calcext:value-type="float">
            <text:p>60.1661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39694" calcext:value-type="float">
            <text:p>50.39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45083" calcext:value-type="float">
            <text:p>53.45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4417" calcext:value-type="float">
            <text:p>37.64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5.62917" calcext:value-type="float">
            <text:p>55.6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49139" calcext:value-type="float">
            <text:p>50.49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10667" calcext:value-type="float">
            <text:p>51.10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44139" calcext:value-type="float">
            <text:p>50.44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19389" calcext:value-type="float">
            <text:p>53.19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60556" calcext:value-type="float">
            <text:p>50.6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5.30472" calcext:value-type="float">
            <text:p>55.30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35333" calcext:value-type="float">
            <text:p>51.35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545" calcext:value-type="float">
            <text:p>49.54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23722" calcext:value-type="float">
            <text:p>50.23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81028" calcext:value-type="float">
            <text:p>53.81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49917" calcext:value-type="float">
            <text:p>49.49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4.94861" calcext:value-type="float">
            <text:p>54.94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5.15722" calcext:value-type="float">
            <text:p>55.1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71167" calcext:value-type="float">
            <text:p>49.7116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7444" calcext:value-type="float">
            <text:p>37.774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4.01861" calcext:value-type="float">
            <text:p>44.01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43917" calcext:value-type="float">
            <text:p>47.43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83611" calcext:value-type="float">
            <text:p>48.8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59361" calcext:value-type="float">
            <text:p>53.59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4.30167" calcext:value-type="float">
            <text:p>54.30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84083" calcext:value-type="float">
            <text:p>50.84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86361" calcext:value-type="float">
            <text:p>51.8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86028" calcext:value-type="float">
            <text:p>51.86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6.65722" calcext:value-type="float">
            <text:p>46.6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5.82583" calcext:value-type="float">
            <text:p>45.8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2.05528" calcext:value-type="float">
            <text:p>42.0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78861" calcext:value-type="float">
            <text:p>50.788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65639" calcext:value-type="float">
            <text:p>51.65639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5.07417" calcext:value-type="float">
            <text:p>55.07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4.27917" calcext:value-type="float">
            <text:p>54.279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3389" calcext:value-type="float">
            <text:p>37.63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4"/>
          <table:table-cell table:style-name="ce8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4"/>
          <table:table-cell table:style-name="ce8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4"/>
          <table:table-cell table:style-name="ce8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9" calcext:value-type="float">
            <text:p>21.2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3" calcext:value-type="float">
            <text:p>951833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9528" calcext:value-type="float">
            <text:p>21.195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4" calcext:value-type="float">
            <text:p>9518334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.01278" calcext:value-type="float">
            <text:p>60.01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5" calcext:value-type="float">
            <text:p>9518335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3722" calcext:value-type="float">
            <text:p>22.937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6" calcext:value-type="float">
            <text:p>951833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8889" calcext:value-type="float">
            <text:p>23.18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7" calcext:value-type="float">
            <text:p>9518337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2222" calcext:value-type="float">
            <text:p>23.22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8" calcext:value-type="float">
            <text:p>9518338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85" calcext:value-type="float">
            <text:p>23.08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9" calcext:value-type="float">
            <text:p>951833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5278" calcext:value-type="float">
            <text:p>21.15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0" calcext:value-type="float">
            <text:p>9518340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7056" calcext:value-type="float">
            <text:p>22.870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1" calcext:value-type="float">
            <text:p>9518341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6.32889" calcext:value-type="float">
            <text:p>56.32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2" calcext:value-type="float">
            <text:p>951834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12611" calcext:value-type="float">
            <text:p>22.126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3" calcext:value-type="float">
            <text:p>9518343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5222" calcext:value-type="float">
            <text:p>26.95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4" calcext:value-type="float">
            <text:p>9518344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22083" calcext:value-type="float">
            <text:p>28.22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5" calcext:value-type="float">
            <text:p>951834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5361" calcext:value-type="float">
            <text:p>27.353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6" calcext:value-type="float">
            <text:p>9518346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99694" calcext:value-type="float">
            <text:p>27.99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7" calcext:value-type="float">
            <text:p>9518347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8194" calcext:value-type="float">
            <text:p>23.28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8" calcext:value-type="float">
            <text:p>951834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72778" calcext:value-type="float">
            <text:p>27.72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9" calcext:value-type="float">
            <text:p>9518349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85083" calcext:value-type="float">
            <text:p>27.85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0" calcext:value-type="float">
            <text:p>9518350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02278" calcext:value-type="float">
            <text:p>27.02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1" calcext:value-type="float">
            <text:p>9518351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01194" calcext:value-type="float">
            <text:p>32.01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2" calcext:value-type="float">
            <text:p>9518352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2556" calcext:value-type="float">
            <text:p>28.12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3" calcext:value-type="float">
            <text:p>9518353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075" calcext:value-type="float">
            <text:p>29.407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4" calcext:value-type="float">
            <text:p>9518354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86194" calcext:value-type="float">
            <text:p>26.86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5" calcext:value-type="float">
            <text:p>9518355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15" calcext:value-type="float">
            <text:p>26.9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6" calcext:value-type="float">
            <text:p>9518356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2944" calcext:value-type="float">
            <text:p>29.42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7" calcext:value-type="float">
            <text:p>9518357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61472" calcext:value-type="float">
            <text:p>30.61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8" calcext:value-type="float">
            <text:p>9518358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28944" calcext:value-type="float">
            <text:p>28.28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9" calcext:value-type="float">
            <text:p>9518359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42917" calcext:value-type="float">
            <text:p>28.429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0" calcext:value-type="float">
            <text:p>9518360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66972" calcext:value-type="float">
            <text:p>28.669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1" calcext:value-type="float">
            <text:p>9518361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3.64" calcext:value-type="float">
            <text:p>33.6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2" calcext:value-type="float">
            <text:p>9518362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41806" calcext:value-type="float">
            <text:p>31.4180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3" calcext:value-type="float">
            <text:p>9518363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68694" calcext:value-type="float">
            <text:p>28.68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4" calcext:value-type="float">
            <text:p>9518364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7389" calcext:value-type="float">
            <text:p>27.37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5" calcext:value-type="float">
            <text:p>9518365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2111" calcext:value-type="float">
            <text:p>32.221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6" calcext:value-type="float">
            <text:p>9518366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77333" calcext:value-type="float">
            <text:p>31.77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7" calcext:value-type="float">
            <text:p>9518367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55194" calcext:value-type="float">
            <text:p>27.55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8" calcext:value-type="float">
            <text:p>9518368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4.06472" calcext:value-type="float">
            <text:p>34.06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9" calcext:value-type="float">
            <text:p>9518369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8694" calcext:value-type="float">
            <text:p>29.18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0" calcext:value-type="float">
            <text:p>9518370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6.67389" calcext:value-type="float">
            <text:p>56.67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1" calcext:value-type="float">
            <text:p>9518371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0889" calcext:value-type="float">
            <text:p>21.10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2" calcext:value-type="float">
            <text:p>9518372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5389" calcext:value-type="float">
            <text:p>22.85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3" calcext:value-type="float">
            <text:p>9518373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7944" calcext:value-type="float">
            <text:p>29.97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4" calcext:value-type="float">
            <text:p>9518374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667" calcext:value-type="float">
            <text:p>29.91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5" calcext:value-type="float">
            <text:p>9518375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26389" calcext:value-type="float">
            <text:p>27.26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6" calcext:value-type="float">
            <text:p>9518376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58333" calcext:value-type="float">
            <text:p>23.58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7" calcext:value-type="float">
            <text:p>9518377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1778" calcext:value-type="float">
            <text:p>23.11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8" calcext:value-type="float">
            <text:p>951837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3278" calcext:value-type="float">
            <text:p>32.23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9" calcext:value-type="float">
            <text:p>9518379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3444" calcext:value-type="float">
            <text:p>21.234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0" calcext:value-type="float">
            <text:p>9518380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5194" calcext:value-type="float">
            <text:p>22.85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1" calcext:value-type="float">
            <text:p>951838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315" calcext:value-type="float">
            <text:p>24.3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2" calcext:value-type="float">
            <text:p>9518382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95556" calcext:value-type="float">
            <text:p>32.95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3" calcext:value-type="float">
            <text:p>9518383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43389" calcext:value-type="float">
            <text:p>24.43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4" calcext:value-type="float">
            <text:p>951838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3778" calcext:value-type="float">
            <text:p>27.33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5" calcext:value-type="float">
            <text:p>9518385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33861" calcext:value-type="float">
            <text:p>32.338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6" calcext:value-type="float">
            <text:p>9518386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48361" calcext:value-type="float">
            <text:p>27.483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7" calcext:value-type="float">
            <text:p>951838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3278" calcext:value-type="float">
            <text:p>28.83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8" calcext:value-type="float">
            <text:p>9518388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2917" calcext:value-type="float">
            <text:p>28.129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9" calcext:value-type="float">
            <text:p>9518389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4333" calcext:value-type="float">
            <text:p>28.84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0" calcext:value-type="float">
            <text:p>951839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085" calcext:value-type="float">
            <text:p>27.08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1" calcext:value-type="float">
            <text:p>9518391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00667" calcext:value-type="float">
            <text:p>31.00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2" calcext:value-type="float">
            <text:p>951839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00944" calcext:value-type="float">
            <text:p>31.00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3" calcext:value-type="float">
            <text:p>951839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7.95861" calcext:value-type="float">
            <text:p>37.958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4" calcext:value-type="float">
            <text:p>951839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475" calcext:value-type="float">
            <text:p>28.147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5" calcext:value-type="float">
            <text:p>951839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27083" calcext:value-type="float">
            <text:p>30.27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6" calcext:value-type="float">
            <text:p>951839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0194" calcext:value-type="float">
            <text:p>29.40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7" calcext:value-type="float">
            <text:p>951839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2028" calcext:value-type="float">
            <text:p>28.02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8" calcext:value-type="float">
            <text:p>951839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7111" calcext:value-type="float">
            <text:p>23.071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9" calcext:value-type="float">
            <text:p>951839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58556" calcext:value-type="float">
            <text:p>22.58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0" calcext:value-type="float">
            <text:p>951840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6167" calcext:value-type="float">
            <text:p>28.861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1" calcext:value-type="float">
            <text:p>951840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5889" calcext:value-type="float">
            <text:p>23.15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2" calcext:value-type="float">
            <text:p>951840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99639" calcext:value-type="float">
            <text:p>28.996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3" calcext:value-type="float">
            <text:p>951840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5444" calcext:value-type="float">
            <text:p>22.954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4" calcext:value-type="float">
            <text:p>951840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2583" calcext:value-type="float">
            <text:p>23.12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5" calcext:value-type="float">
            <text:p>951840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48083" calcext:value-type="float">
            <text:p>23.48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6" calcext:value-type="float">
            <text:p>951840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3667" calcext:value-type="float">
            <text:p>28.13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7" calcext:value-type="float">
            <text:p>951840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3167" calcext:value-type="float">
            <text:p>22.631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8" calcext:value-type="float">
            <text:p>951840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0972" calcext:value-type="float">
            <text:p>21.409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9" calcext:value-type="float">
            <text:p>951840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2833" calcext:value-type="float">
            <text:p>23.128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0" calcext:value-type="float">
            <text:p>951841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98806" calcext:value-type="float">
            <text:p>28.98806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411" calcext:value-type="float">
            <text:p>951841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6389" calcext:value-type="float">
            <text:p>21.36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2" calcext:value-type="float">
            <text:p>951841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215" calcext:value-type="float">
            <text:p>22.2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3" calcext:value-type="float">
            <text:p>951841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90472" calcext:value-type="float">
            <text:p>32.90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4" calcext:value-type="float">
            <text:p>951841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53889" calcext:value-type="float">
            <text:p>27.53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5" calcext:value-type="float">
            <text:p>951841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72639" calcext:value-type="float">
            <text:p>28.726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6" calcext:value-type="float">
            <text:p>951841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28722" calcext:value-type="float">
            <text:p>28.287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7" calcext:value-type="float">
            <text:p>951841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5833" calcext:value-type="float">
            <text:p>30.758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8" calcext:value-type="float">
            <text:p>951841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16028" calcext:value-type="float">
            <text:p>31.16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9" calcext:value-type="float">
            <text:p>9518419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8222" calcext:value-type="float">
            <text:p>23.08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0" calcext:value-type="float">
            <text:p>9518420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90139" calcext:value-type="float">
            <text:p>20.901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1" calcext:value-type="float">
            <text:p>9518421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78194" calcext:value-type="float">
            <text:p>21.78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2" calcext:value-type="float">
            <text:p>9518422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7.66417" calcext:value-type="float">
            <text:p>37.664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3" calcext:value-type="float">
            <text:p>9518423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6583" calcext:value-type="float">
            <text:p>23.26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4" calcext:value-type="float">
            <text:p>9518424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7944" calcext:value-type="float">
            <text:p>22.97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5" calcext:value-type="float">
            <text:p>9518425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3583" calcext:value-type="float">
            <text:p>23.13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6" calcext:value-type="float">
            <text:p>9518426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5028" calcext:value-type="float">
            <text:p>22.65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7" calcext:value-type="float">
            <text:p>9518427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59944" calcext:value-type="float">
            <text:p>22.59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8" calcext:value-type="float">
            <text:p>9518428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9" calcext:value-type="float">
            <text:p>23.1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9" calcext:value-type="float">
            <text:p>9518429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31028" calcext:value-type="float">
            <text:p>31.31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30" calcext:value-type="float">
            <text:p>9518430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3889" calcext:value-type="float">
            <text:p>23.23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31" calcext:value-type="float">
            <text:p>9518431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5222" calcext:value-type="float">
            <text:p>23.15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39" calcext:value-type="float">
            <text:p>954923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8972" calcext:value-type="float">
            <text:p>23.08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0" calcext:value-type="float">
            <text:p>954924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385" calcext:value-type="float">
            <text:p>23.38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1" calcext:value-type="float">
            <text:p>954924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8778" calcext:value-type="float">
            <text:p>28.08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2" calcext:value-type="float">
            <text:p>954924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52194" calcext:value-type="float">
            <text:p>31.52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3" calcext:value-type="float">
            <text:p>954924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55667" calcext:value-type="float">
            <text:p>28.5566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4" calcext:value-type="float">
            <text:p>954924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6806" calcext:value-type="float">
            <text:p>23.16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5" calcext:value-type="float">
            <text:p>954924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1306" calcext:value-type="float">
            <text:p>23.21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6" calcext:value-type="float">
            <text:p>954924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2306" calcext:value-type="float">
            <text:p>23.02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7" calcext:value-type="float">
            <text:p>954924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3972" calcext:value-type="float">
            <text:p>23.13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8" calcext:value-type="float">
            <text:p>954924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4222" calcext:value-type="float">
            <text:p>29.14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9" calcext:value-type="float">
            <text:p>954924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5389" calcext:value-type="float">
            <text:p>27.353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0" calcext:value-type="float">
            <text:p>954925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5472" calcext:value-type="float">
            <text:p>22.654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1" calcext:value-type="float">
            <text:p>954925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41917" calcext:value-type="float">
            <text:p>32.41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2" calcext:value-type="float">
            <text:p>954925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03694" calcext:value-type="float">
            <text:p>29.03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3" calcext:value-type="float">
            <text:p>954925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1583" calcext:value-type="float">
            <text:p>23.215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4" calcext:value-type="float">
            <text:p>954925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13722" calcext:value-type="float">
            <text:p>32.137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5" calcext:value-type="float">
            <text:p>954925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8833" calcext:value-type="float">
            <text:p>30.388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6" calcext:value-type="float">
            <text:p>954925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58861" calcext:value-type="float">
            <text:p>29.58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7" calcext:value-type="float">
            <text:p>954925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35" calcext:value-type="float">
            <text:p>23.03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8" calcext:value-type="float">
            <text:p>954925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56167" calcext:value-type="float">
            <text:p>24.5616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9" calcext:value-type="float">
            <text:p>954925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1639" calcext:value-type="float">
            <text:p>23.21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0" calcext:value-type="float">
            <text:p>954926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43528" calcext:value-type="float">
            <text:p>30.43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1" calcext:value-type="float">
            <text:p>954926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88889" calcext:value-type="float">
            <text:p>29.88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2" calcext:value-type="float">
            <text:p>954926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7.09889" calcext:value-type="float">
            <text:p>37.09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3" calcext:value-type="float">
            <text:p>954926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9" calcext:value-type="float">
            <text:p>32.2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4" calcext:value-type="float">
            <text:p>954926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3528" calcext:value-type="float">
            <text:p>23.03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5" calcext:value-type="float">
            <text:p>954926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6675" calcext:value-type="float">
            <text:p>30.667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6" calcext:value-type="float">
            <text:p>954926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4028" calcext:value-type="float">
            <text:p>23.240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7" calcext:value-type="float">
            <text:p>954926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0556" calcext:value-type="float">
            <text:p>23.00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8" calcext:value-type="float">
            <text:p>954926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525" calcext:value-type="float">
            <text:p>23.15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9" calcext:value-type="float">
            <text:p>954926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2889" calcext:value-type="float">
            <text:p>22.62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0" calcext:value-type="float">
            <text:p>954927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31917" calcext:value-type="float">
            <text:p>23.31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1" calcext:value-type="float">
            <text:p>954927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9361" calcext:value-type="float">
            <text:p>21.29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2" calcext:value-type="float">
            <text:p>954927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61528" calcext:value-type="float">
            <text:p>25.61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3" calcext:value-type="float">
            <text:p>954927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0944" calcext:value-type="float">
            <text:p>23.2094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4" calcext:value-type="float">
            <text:p>954927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42861" calcext:value-type="float">
            <text:p>28.42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5" calcext:value-type="float">
            <text:p>954927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725" calcext:value-type="float">
            <text:p>27.37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6" calcext:value-type="float">
            <text:p>954927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19972" calcext:value-type="float">
            <text:p>32.19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7" calcext:value-type="float">
            <text:p>954927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4778" calcext:value-type="float">
            <text:p>32.24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8" calcext:value-type="float">
            <text:p>954927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2225" calcext:value-type="float">
            <text:p>31.22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9" calcext:value-type="float">
            <text:p>954927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0194" calcext:value-type="float">
            <text:p>23.10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0" calcext:value-type="float">
            <text:p>954928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3306" calcext:value-type="float">
            <text:p>22.93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1" calcext:value-type="float">
            <text:p>954928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6972" calcext:value-type="float">
            <text:p>23.26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2" calcext:value-type="float">
            <text:p>954928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6389" calcext:value-type="float">
            <text:p>23.163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3" calcext:value-type="float">
            <text:p>954928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7025" calcext:value-type="float">
            <text:p>22.70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4" calcext:value-type="float">
            <text:p>954928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7611" calcext:value-type="float">
            <text:p>28.076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5" calcext:value-type="float">
            <text:p>954928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5111" calcext:value-type="float">
            <text:p>21.35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6" calcext:value-type="float">
            <text:p>954928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4806" calcext:value-type="float">
            <text:p>32.24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7" calcext:value-type="float">
            <text:p>954928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28" calcext:value-type="float">
            <text:p>30.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8" calcext:value-type="float">
            <text:p>954928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4361" calcext:value-type="float">
            <text:p>23.24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9" calcext:value-type="float">
            <text:p>954928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4" calcext:value-type="float">
            <text:p>22.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0" calcext:value-type="float">
            <text:p>954929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3639" calcext:value-type="float">
            <text:p>29.13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1" calcext:value-type="float">
            <text:p>954929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0639" calcext:value-type="float">
            <text:p>23.10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2" calcext:value-type="float">
            <text:p>954929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8222" calcext:value-type="float">
            <text:p>29.98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3" calcext:value-type="float">
            <text:p>954929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6694" calcext:value-type="float">
            <text:p>29.46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4" calcext:value-type="float">
            <text:p>954929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5639" calcext:value-type="float">
            <text:p>26.95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5" calcext:value-type="float">
            <text:p>954929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4111" calcext:value-type="float">
            <text:p>29.94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6" calcext:value-type="float">
            <text:p>954929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9417" calcext:value-type="float">
            <text:p>26.59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7" calcext:value-type="float">
            <text:p>954929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25417" calcext:value-type="float">
            <text:p>30.25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8" calcext:value-type="float">
            <text:p>954929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8944" calcext:value-type="float">
            <text:p>30.3894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9" calcext:value-type="float">
            <text:p>954929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59778" calcext:value-type="float">
            <text:p>30.59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0" calcext:value-type="float">
            <text:p>954930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08972" calcext:value-type="float">
            <text:p>29.08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1" calcext:value-type="float">
            <text:p>954930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97861" calcext:value-type="float">
            <text:p>32.97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2" calcext:value-type="float">
            <text:p>954930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1111" calcext:value-type="float">
            <text:p>28.01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3" calcext:value-type="float">
            <text:p>954930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0778" calcext:value-type="float">
            <text:p>29.10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4" calcext:value-type="float">
            <text:p>95493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4361" calcext:value-type="float">
            <text:p>28.14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5" calcext:value-type="float">
            <text:p>954930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09111" calcext:value-type="float">
            <text:p>30.09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6" calcext:value-type="float">
            <text:p>954930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3889" calcext:value-type="float">
            <text:p>27.33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7" calcext:value-type="float">
            <text:p>954930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49722" calcext:value-type="float">
            <text:p>30.497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8" calcext:value-type="float">
            <text:p>954930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1825" calcext:value-type="float">
            <text:p>30.18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9" calcext:value-type="float">
            <text:p>954930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77222" calcext:value-type="float">
            <text:p>26.77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0" calcext:value-type="float">
            <text:p>954931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10639" calcext:value-type="float">
            <text:p>27.10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1" calcext:value-type="float">
            <text:p>954931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58" calcext:value-type="float">
            <text:p>25.5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2" calcext:value-type="float">
            <text:p>954931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46333" calcext:value-type="float">
            <text:p>25.46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3" calcext:value-type="float">
            <text:p>954931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63417" calcext:value-type="float">
            <text:p>25.63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4" calcext:value-type="float">
            <text:p>954931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07417" calcext:value-type="float">
            <text:p>25.07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5" calcext:value-type="float">
            <text:p>954931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21611" calcext:value-type="float">
            <text:p>29.216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6" calcext:value-type="float">
            <text:p>954931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1556" calcext:value-type="float">
            <text:p>21.21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7" calcext:value-type="float">
            <text:p>954931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93417" calcext:value-type="float">
            <text:p>23.93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8" calcext:value-type="float">
            <text:p>954931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56333" calcext:value-type="float">
            <text:p>24.56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9" calcext:value-type="float">
            <text:p>954931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5333" calcext:value-type="float">
            <text:p>28.85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0" calcext:value-type="float">
            <text:p>954932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59278" calcext:value-type="float">
            <text:p>24.592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1" calcext:value-type="float">
            <text:p>954932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14778" calcext:value-type="float">
            <text:p>25.14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2" calcext:value-type="float">
            <text:p>954932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9175" calcext:value-type="float">
            <text:p>20.917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3" calcext:value-type="float">
            <text:p>954932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6806" calcext:value-type="float">
            <text:p>21.26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4" calcext:value-type="float">
            <text:p>954932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4.57861" calcext:value-type="float">
            <text:p>34.57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5" calcext:value-type="float">
            <text:p>954932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21333" calcext:value-type="float">
            <text:p>31.21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6" calcext:value-type="float">
            <text:p>954932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40694" calcext:value-type="float">
            <text:p>25.40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7" calcext:value-type="float">
            <text:p>954932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46583" calcext:value-type="float">
            <text:p>31.465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8" calcext:value-type="float">
            <text:p>954932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79833" calcext:value-type="float">
            <text:p>25.798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9" calcext:value-type="float">
            <text:p>954932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23333" calcext:value-type="float">
            <text:p>22.23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0" calcext:value-type="float">
            <text:p>954933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0556" calcext:value-type="float">
            <text:p>23.20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1" calcext:value-type="float">
            <text:p>954933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37083" calcext:value-type="float">
            <text:p>25.370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2" calcext:value-type="float">
            <text:p>954933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7528" calcext:value-type="float">
            <text:p>23.17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3" calcext:value-type="float">
            <text:p>954933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8917" calcext:value-type="float">
            <text:p>21.08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4" calcext:value-type="float">
            <text:p>954933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64806" calcext:value-type="float">
            <text:p>20.64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5" calcext:value-type="float">
            <text:p>954933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72806" calcext:value-type="float">
            <text:p>20.72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6" calcext:value-type="float">
            <text:p>954933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3861" calcext:value-type="float">
            <text:p>26.53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7" calcext:value-type="float">
            <text:p>954933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27194" calcext:value-type="float">
            <text:p>22.27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8" calcext:value-type="float">
            <text:p>954933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4361" calcext:value-type="float">
            <text:p>23.0436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78" calcext:value-type="float">
            <text:p>959447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7056" calcext:value-type="float">
            <text:p>29.170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79" calcext:value-type="float">
            <text:p>959447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0472" calcext:value-type="float">
            <text:p>21.404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0" calcext:value-type="float">
            <text:p>959448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17278" calcext:value-type="float">
            <text:p>30.172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1" calcext:value-type="float">
            <text:p>959448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6306" calcext:value-type="float">
            <text:p>21.163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2" calcext:value-type="float">
            <text:p>95944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72778" calcext:value-type="float">
            <text:p>20.72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3" calcext:value-type="float">
            <text:p>959448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10222" calcext:value-type="float">
            <text:p>24.10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4" calcext:value-type="float">
            <text:p>959448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19528" calcext:value-type="float">
            <text:p>22.1952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5" calcext:value-type="float">
            <text:p>959448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72194" calcext:value-type="float">
            <text:p>20.721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6" calcext:value-type="float">
            <text:p>959448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87444" calcext:value-type="float">
            <text:p>29.874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7" calcext:value-type="float">
            <text:p>959448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06778" calcext:value-type="float">
            <text:p>30.06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8" calcext:value-type="float">
            <text:p>959448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50083" calcext:value-type="float">
            <text:p>54.50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9" calcext:value-type="float">
            <text:p>959448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5083" calcext:value-type="float">
            <text:p>21.15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0" calcext:value-type="float">
            <text:p>959449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4639" calcext:value-type="float">
            <text:p>23.1463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1" calcext:value-type="float">
            <text:p>959449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42694" calcext:value-type="float">
            <text:p>27.426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2" calcext:value-type="float">
            <text:p>959449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722" calcext:value-type="float">
            <text:p>29.91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3" calcext:value-type="float">
            <text:p>959449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3.45972" calcext:value-type="float">
            <text:p>33.45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4" calcext:value-type="float">
            <text:p>959449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68222" calcext:value-type="float">
            <text:p>31.68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5" calcext:value-type="float">
            <text:p>959449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5389" calcext:value-type="float">
            <text:p>23.15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6" calcext:value-type="float">
            <text:p>959449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3083" calcext:value-type="float">
            <text:p>23.23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7" calcext:value-type="float">
            <text:p>959449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55556" calcext:value-type="float">
            <text:p>32.55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8" calcext:value-type="float">
            <text:p>959449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18833" calcext:value-type="float">
            <text:p>22.188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9" calcext:value-type="float">
            <text:p>959449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50722" calcext:value-type="float">
            <text:p>30.50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0" calcext:value-type="float">
            <text:p>959450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4167" calcext:value-type="float">
            <text:p>23.14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1" calcext:value-type="float">
            <text:p>959450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1167" calcext:value-type="float">
            <text:p>23.11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2" calcext:value-type="float">
            <text:p>959450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2389" calcext:value-type="float">
            <text:p>23.02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3" calcext:value-type="float">
            <text:p>959450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0389" calcext:value-type="float">
            <text:p>21.10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4" calcext:value-type="float">
            <text:p>95945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865" calcext:value-type="float">
            <text:p>20.86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5" calcext:value-type="float">
            <text:p>959450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72722" calcext:value-type="float">
            <text:p>25.72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6" calcext:value-type="float">
            <text:p>959450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0806" calcext:value-type="float">
            <text:p>23.008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7" calcext:value-type="float">
            <text:p>959450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85722" calcext:value-type="float">
            <text:p>32.85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8" calcext:value-type="float">
            <text:p>959450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6.89167" calcext:value-type="float">
            <text:p>36.89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9" calcext:value-type="float">
            <text:p>959450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0083" calcext:value-type="float">
            <text:p>22.80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0" calcext:value-type="float">
            <text:p>959451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9972" calcext:value-type="float">
            <text:p>23.09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1" calcext:value-type="float">
            <text:p>959451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5222" calcext:value-type="float">
            <text:p>21.15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2" calcext:value-type="float">
            <text:p>959451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85444" calcext:value-type="float">
            <text:p>24.854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3" calcext:value-type="float">
            <text:p>959451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94889" calcext:value-type="float">
            <text:p>24.948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4" calcext:value-type="float">
            <text:p>959451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79111" calcext:value-type="float">
            <text:p>24.79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5" calcext:value-type="float">
            <text:p>959451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3667" calcext:value-type="float">
            <text:p>22.836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6" calcext:value-type="float">
            <text:p>959451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7444" calcext:value-type="float">
            <text:p>21.474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7" calcext:value-type="float">
            <text:p>959451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7361" calcext:value-type="float">
            <text:p>22.9736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8" calcext:value-type="float">
            <text:p>95945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5917" calcext:value-type="float">
            <text:p>21.159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9" calcext:value-type="float">
            <text:p>959451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81806" calcext:value-type="float">
            <text:p>27.818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0" calcext:value-type="float">
            <text:p>959452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41722" calcext:value-type="float">
            <text:p>31.41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1" calcext:value-type="float">
            <text:p>959452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89556" calcext:value-type="float">
            <text:p>20.89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2" calcext:value-type="float">
            <text:p>959452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4.76333" calcext:value-type="float">
            <text:p>34.763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3" calcext:value-type="float">
            <text:p>959452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01" calcext:value-type="float">
            <text:p>22.0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4" calcext:value-type="float">
            <text:p>959452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8194" calcext:value-type="float">
            <text:p>22.981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5" calcext:value-type="float">
            <text:p>959452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8917" calcext:value-type="float">
            <text:p>21.489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6" calcext:value-type="float">
            <text:p>959452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7111" calcext:value-type="float">
            <text:p>26.97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7" calcext:value-type="float">
            <text:p>959452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975" calcext:value-type="float">
            <text:p>21.097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8" calcext:value-type="float">
            <text:p>959452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51222" calcext:value-type="float">
            <text:p>25.51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9" calcext:value-type="float">
            <text:p>959452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075" calcext:value-type="float">
            <text:p>23.007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0" calcext:value-type="float">
            <text:p>959453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7278" calcext:value-type="float">
            <text:p>23.172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1" calcext:value-type="float">
            <text:p>959453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65" calcext:value-type="float">
            <text:p>23.16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2" calcext:value-type="float">
            <text:p>959453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2083" calcext:value-type="float">
            <text:p>23.12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3" calcext:value-type="float">
            <text:p>95945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8083" calcext:value-type="float">
            <text:p>21.38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4" calcext:value-type="float">
            <text:p>959453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49333" calcext:value-type="float">
            <text:p>22.493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5" calcext:value-type="float">
            <text:p>959453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2944" calcext:value-type="float">
            <text:p>23.229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6" calcext:value-type="float">
            <text:p>959453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73417" calcext:value-type="float">
            <text:p>24.734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7" calcext:value-type="float">
            <text:p>95945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9167" calcext:value-type="float">
            <text:p>23.09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8" calcext:value-type="float">
            <text:p>959453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74306" calcext:value-type="float">
            <text:p>22.743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9" calcext:value-type="float">
            <text:p>959453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98417" calcext:value-type="float">
            <text:p>21.984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0" calcext:value-type="float">
            <text:p>959454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2722" calcext:value-type="float">
            <text:p>30.32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1" calcext:value-type="float">
            <text:p>959454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7222" calcext:value-type="float">
            <text:p>30.37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2" calcext:value-type="float">
            <text:p>959454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82972" calcext:value-type="float">
            <text:p>31.82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3" calcext:value-type="float">
            <text:p>959454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4778" calcext:value-type="float">
            <text:p>23.04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4" calcext:value-type="float">
            <text:p>959454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5111" calcext:value-type="float">
            <text:p>29.45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5" calcext:value-type="float">
            <text:p>959454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93889" calcext:value-type="float">
            <text:p>20.938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6" calcext:value-type="float">
            <text:p>959454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94667" calcext:value-type="float">
            <text:p>20.946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7" calcext:value-type="float">
            <text:p>959454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225" calcext:value-type="float">
            <text:p>21.22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8" calcext:value-type="float">
            <text:p>95945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22306" calcext:value-type="float">
            <text:p>29.223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9" calcext:value-type="float">
            <text:p>959454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40222" calcext:value-type="float">
            <text:p>27.40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0" calcext:value-type="float">
            <text:p>959455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5778" calcext:value-type="float">
            <text:p>22.65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1" calcext:value-type="float">
            <text:p>959455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4556" calcext:value-type="float">
            <text:p>21.44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2" calcext:value-type="float">
            <text:p>95945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975" calcext:value-type="float">
            <text:p>23.097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3" calcext:value-type="float">
            <text:p>95945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68861" calcext:value-type="float">
            <text:p>23.6886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4" calcext:value-type="float">
            <text:p>95945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222" calcext:value-type="float">
            <text:p>21.13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5" calcext:value-type="float">
            <text:p>95945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8333" calcext:value-type="float">
            <text:p>22.983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6" calcext:value-type="float">
            <text:p>959455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0167" calcext:value-type="float">
            <text:p>30.70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7" calcext:value-type="float">
            <text:p>959455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41556" calcext:value-type="float">
            <text:p>26.41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8" calcext:value-type="float">
            <text:p>959455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4.135" calcext:value-type="float">
            <text:p>34.13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9" calcext:value-type="float">
            <text:p>959455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8611" calcext:value-type="float">
            <text:p>26.586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0" calcext:value-type="float">
            <text:p>959456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4825" calcext:value-type="float">
            <text:p>26.48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1" calcext:value-type="float">
            <text:p>959456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2" calcext:value-type="float">
            <text:p>959456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73083" calcext:value-type="float">
            <text:p>22.73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3" calcext:value-type="float">
            <text:p>959456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4583" calcext:value-type="float">
            <text:p>21.245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4" calcext:value-type="float">
            <text:p>959456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9194" calcext:value-type="float">
            <text:p>21.191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5" calcext:value-type="float">
            <text:p>959456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8111" calcext:value-type="float">
            <text:p>23.08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6" calcext:value-type="float">
            <text:p>959456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2725" calcext:value-type="float">
            <text:p>26.27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7" calcext:value-type="float">
            <text:p>959456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583" calcext:value-type="float">
            <text:p>21.135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8" calcext:value-type="float">
            <text:p>959456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7825" calcext:value-type="float">
            <text:p>21.78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9" calcext:value-type="float">
            <text:p>959456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9694" calcext:value-type="float">
            <text:p>21.196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0" calcext:value-type="float">
            <text:p>959457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9389" calcext:value-type="float">
            <text:p>29.49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1" calcext:value-type="float">
            <text:p>959457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6" calcext:value-type="float">
            <text:p>23.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2" calcext:value-type="float">
            <text:p>959457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972" calcext:value-type="float">
            <text:p>21.13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3" calcext:value-type="float">
            <text:p>959457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975" calcext:value-type="float">
            <text:p>21.0975</text:p>
          </table:table-cell>
          <table:table-cell office:value-type="string" calcext:value-type="string">
            <text:p>13/09/2022 – 10:40</text:p>
          </table:table-cell>
          <table:table-cell/>
          <table:table-cell office:value-type="float" office:value="9594574" calcext:value-type="float">
            <text:p>959457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55167" calcext:value-type="float">
            <text:p>54.55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5" calcext:value-type="float">
            <text:p>95945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5833" calcext:value-type="float">
            <text:p>28.858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6" calcext:value-type="float">
            <text:p>959457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8528" calcext:value-type="float">
            <text:p>28.1852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7" calcext:value-type="float">
            <text:p>959457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8528" calcext:value-type="float">
            <text:p>28.18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78" calcext:value-type="float">
            <text:p>97409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0222" calcext:value-type="float">
            <text:p>26.502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79" calcext:value-type="float">
            <text:p>974097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1556" calcext:value-type="float">
            <text:p>26.615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0" calcext:value-type="float">
            <text:p>974098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2083" calcext:value-type="float">
            <text:p>29.420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1" calcext:value-type="float">
            <text:p>974098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45528" calcext:value-type="float">
            <text:p>26.45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2" calcext:value-type="float">
            <text:p>97409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71056" calcext:value-type="float">
            <text:p>25.710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3" calcext:value-type="float">
            <text:p>974098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194" calcext:value-type="float">
            <text:p>29.911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4" calcext:value-type="float">
            <text:p>974098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10167" calcext:value-type="float">
            <text:p>30.101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5" calcext:value-type="float">
            <text:p>974098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4139" calcext:value-type="float">
            <text:p>21.341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6" calcext:value-type="float">
            <text:p>974098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1833" calcext:value-type="float">
            <text:p>21.418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7" calcext:value-type="float">
            <text:p>974098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4139" calcext:value-type="float">
            <text:p>21.341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8" calcext:value-type="float">
            <text:p>974098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2194" calcext:value-type="float">
            <text:p>21.421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9" calcext:value-type="float">
            <text:p>974098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0361" calcext:value-type="float">
            <text:p>21.2036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0" calcext:value-type="float">
            <text:p>974099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1639" calcext:value-type="float">
            <text:p>21.41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1" calcext:value-type="float">
            <text:p>974099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60583" calcext:value-type="float">
            <text:p>27.605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2" calcext:value-type="float">
            <text:p>974099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62278" calcext:value-type="float">
            <text:p>27.622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3" calcext:value-type="float">
            <text:p>974099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89083" calcext:value-type="float">
            <text:p>29.890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4" calcext:value-type="float">
            <text:p>974099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472" calcext:value-type="float">
            <text:p>29.91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5" calcext:value-type="float">
            <text:p>974099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3" calcext:value-type="float">
            <text:p>26.6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6" calcext:value-type="float">
            <text:p>974099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6722" calcext:value-type="float">
            <text:p>21.26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7" calcext:value-type="float">
            <text:p>974099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0444" calcext:value-type="float">
            <text:p>21.204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8" calcext:value-type="float">
            <text:p>974099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9583" calcext:value-type="float">
            <text:p>21.095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9" calcext:value-type="float">
            <text:p>974099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972" calcext:value-type="float">
            <text:p>21.179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0" calcext:value-type="float">
            <text:p>974100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9111" calcext:value-type="float">
            <text:p>22.6911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1" calcext:value-type="float">
            <text:p>974100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80694" calcext:value-type="float">
            <text:p>25.80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2" calcext:value-type="float">
            <text:p>974100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79694" calcext:value-type="float">
            <text:p>21.79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3" calcext:value-type="float">
            <text:p>974100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26722" calcext:value-type="float">
            <text:p>29.26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4" calcext:value-type="float">
            <text:p>97410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75" calcext:value-type="float">
            <text:p>21.177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5" calcext:value-type="float">
            <text:p>97410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2889" calcext:value-type="float">
            <text:p>21.1288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6" calcext:value-type="float">
            <text:p>97410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5222" calcext:value-type="float">
            <text:p>23.052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7" calcext:value-type="float">
            <text:p>97410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66111" calcext:value-type="float">
            <text:p>27.6611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8" calcext:value-type="float">
            <text:p>97410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85444" calcext:value-type="float">
            <text:p>27.854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9" calcext:value-type="float">
            <text:p>97410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3861" calcext:value-type="float">
            <text:p>23.0386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0" calcext:value-type="float">
            <text:p>97410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93833" calcext:value-type="float">
            <text:p>28.938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1" calcext:value-type="float">
            <text:p>974101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7139" calcext:value-type="float">
            <text:p>30.371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2" calcext:value-type="float">
            <text:p>974101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1528" calcext:value-type="float">
            <text:p>26.61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3" calcext:value-type="float">
            <text:p>974101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25" calcext:value-type="float">
            <text:p>29.912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4" calcext:value-type="float">
            <text:p>974101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2556" calcext:value-type="float">
            <text:p>29.925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5" calcext:value-type="float">
            <text:p>97410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48639" calcext:value-type="float">
            <text:p>26.48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6" calcext:value-type="float">
            <text:p>97410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04" calcext:value-type="float">
            <text:p>27.0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7" calcext:value-type="float">
            <text:p>97410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09778" calcext:value-type="float">
            <text:p>27.097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8" calcext:value-type="float">
            <text:p>97410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9325" calcext:value-type="float">
            <text:p>27.932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9" calcext:value-type="float">
            <text:p>97410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1" calcext:value-type="float">
            <text:p>26.9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0" calcext:value-type="float">
            <text:p>97410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0975" calcext:value-type="float">
            <text:p>31.097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1" calcext:value-type="float">
            <text:p>974102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0194" calcext:value-type="float">
            <text:p>30.701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2" calcext:value-type="float">
            <text:p>974102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23278" calcext:value-type="float">
            <text:p>25.232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3" calcext:value-type="float">
            <text:p>974102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86667" calcext:value-type="float">
            <text:p>26.866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4" calcext:value-type="float">
            <text:p>974102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5694" calcext:value-type="float">
            <text:p>26.55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5" calcext:value-type="float">
            <text:p>974102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34722" calcext:value-type="float">
            <text:p>26.34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6" calcext:value-type="float">
            <text:p>974102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5611" calcext:value-type="float">
            <text:p>30.7561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7" calcext:value-type="float">
            <text:p>974102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94639" calcext:value-type="float">
            <text:p>27.94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8" calcext:value-type="float">
            <text:p>974102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10667" calcext:value-type="float">
            <text:p>30.106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9" calcext:value-type="float">
            <text:p>974102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97833" calcext:value-type="float">
            <text:p>32.978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0" calcext:value-type="float">
            <text:p>974103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5.57722" calcext:value-type="float">
            <text:p>35.57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1" calcext:value-type="float">
            <text:p>974103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0167" calcext:value-type="float">
            <text:p>30.701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2" calcext:value-type="float">
            <text:p>974103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2722" calcext:value-type="float">
            <text:p>26.62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3" calcext:value-type="float">
            <text:p>97410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74972" calcext:value-type="float">
            <text:p>31.749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4" calcext:value-type="float">
            <text:p>974103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02917" calcext:value-type="float">
            <text:p>30.0291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5" calcext:value-type="float">
            <text:p>974103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825" calcext:value-type="float">
            <text:p>29.182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6" calcext:value-type="float">
            <text:p>97410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82694" calcext:value-type="float">
            <text:p>29.82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7" calcext:value-type="float">
            <text:p>97410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2556" calcext:value-type="float">
            <text:p>26.625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8" calcext:value-type="float">
            <text:p>974103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81667" calcext:value-type="float">
            <text:p>26.816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9" calcext:value-type="float">
            <text:p>974103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58944" calcext:value-type="float">
            <text:p>30.589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0" calcext:value-type="float">
            <text:p>974104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63694" calcext:value-type="float">
            <text:p>30.63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1" calcext:value-type="float">
            <text:p>974104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71472" calcext:value-type="float">
            <text:p>28.71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2" calcext:value-type="float">
            <text:p>974104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944" calcext:value-type="float">
            <text:p>21.179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3" calcext:value-type="float">
            <text:p>974104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1333" calcext:value-type="float">
            <text:p>21.213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4" calcext:value-type="float">
            <text:p>974104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472" calcext:value-type="float">
            <text:p>21.13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5" calcext:value-type="float">
            <text:p>974104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8639" calcext:value-type="float">
            <text:p>21.18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6" calcext:value-type="float">
            <text:p>974104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361" calcext:value-type="float">
            <text:p>21.1336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7" calcext:value-type="float">
            <text:p>974104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833" calcext:value-type="float">
            <text:p>21.138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8" calcext:value-type="float">
            <text:p>97410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778" calcext:value-type="float">
            <text:p>21.177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9" calcext:value-type="float">
            <text:p>974104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8306" calcext:value-type="float">
            <text:p>21.0830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0" calcext:value-type="float">
            <text:p>974105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8583" calcext:value-type="float">
            <text:p>21.185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1" calcext:value-type="float">
            <text:p>974105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861" calcext:value-type="float">
            <text:p>21.1786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2" calcext:value-type="float">
            <text:p>97410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2444" calcext:value-type="float">
            <text:p>21.124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3" calcext:value-type="float">
            <text:p>97410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4639" calcext:value-type="float">
            <text:p>21.34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4" calcext:value-type="float">
            <text:p>97410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34528" calcext:value-type="float">
            <text:p>28.34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5" calcext:value-type="float">
            <text:p>97410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32028" calcext:value-type="float">
            <text:p>28.320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6" calcext:value-type="float">
            <text:p>974105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025" calcext:value-type="float">
            <text:p>23.102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7" calcext:value-type="float">
            <text:p>974105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37417" calcext:value-type="float">
            <text:p>25.3741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8" calcext:value-type="float">
            <text:p>974105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4444" calcext:value-type="float">
            <text:p>21.144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9" calcext:value-type="float">
            <text:p>974105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7778" calcext:value-type="float">
            <text:p>21.377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0" calcext:value-type="float">
            <text:p>974106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5.01472" calcext:value-type="float">
            <text:p>35.01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1" calcext:value-type="float">
            <text:p>974106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6556" calcext:value-type="float">
            <text:p>28.065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2" calcext:value-type="float">
            <text:p>974106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2306" calcext:value-type="float">
            <text:p>28.0230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3" calcext:value-type="float">
            <text:p>974106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27306" calcext:value-type="float">
            <text:p>31.2730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4" calcext:value-type="float">
            <text:p>974106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11528" calcext:value-type="float">
            <text:p>31.11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5" calcext:value-type="float">
            <text:p>974106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67167" calcext:value-type="float">
            <text:p>27.671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6" calcext:value-type="float">
            <text:p>974106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51944" calcext:value-type="float">
            <text:p>28.519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7" calcext:value-type="float">
            <text:p>974106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31389" calcext:value-type="float">
            <text:p>28.3138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8" calcext:value-type="float">
            <text:p>974106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15472" calcext:value-type="float">
            <text:p>25.15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9" calcext:value-type="float">
            <text:p>974106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83528" calcext:value-type="float">
            <text:p>25.83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0" calcext:value-type="float">
            <text:p>974107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77389" calcext:value-type="float">
            <text:p>26.7738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1" calcext:value-type="float">
            <text:p>974107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97333" calcext:value-type="float">
            <text:p>23.973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2" calcext:value-type="float">
            <text:p>974107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194" calcext:value-type="float">
            <text:p>21.131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3" calcext:value-type="float">
            <text:p>974107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53944" calcext:value-type="float">
            <text:p>27.539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4" calcext:value-type="float">
            <text:p>974107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93333" calcext:value-type="float">
            <text:p>23.933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5" calcext:value-type="float">
            <text:p>97410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46056" calcext:value-type="float">
            <text:p>28.460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6" calcext:value-type="float">
            <text:p>974107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23028" calcext:value-type="float">
            <text:p>30.230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7" calcext:value-type="float">
            <text:p>974107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40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41722" calcext:value-type="float">
            <text:p>31.41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8" calcext:value-type="float">
            <text:p>97410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 table:number-rows-repeated="1047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5:00:23.623562868</meta:creation-date>
    <meta:generator>LibreOffice/7.3.6.2$Linux_X86_64 LibreOffice_project/30$Build-2</meta:generator>
    <dc:date>2022-11-22T12:15:09.361703351</dc:date>
    <meta:editing-duration>P6DT40M20S</meta:editing-duration>
    <meta:editing-cycles>331</meta:editing-cycles>
    <meta:document-statistic meta:table-count="1" meta:cell-count="9412" meta:object-count="0"/>
  </office:meta>
</office:document-meta>
</file>